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4f93b"/>
    </style:style>
    <style:style style:name="P2" style:family="paragraph" style:parent-style-name="Text_20_body">
      <style:text-properties fo:font-size="16pt" officeooo:rsid="0014f93b" officeooo:paragraph-rsid="0014f93b" style:font-size-asian="14pt" style:font-size-complex="16pt"/>
    </style:style>
    <style:style style:name="P3" style:family="paragraph" style:parent-style-name="Text_20_body">
      <style:text-properties fo:font-size="16pt" officeooo:rsid="0018681a" officeooo:paragraph-rsid="0018681a" style:font-size-asian="14pt" style:font-size-complex="16pt"/>
    </style:style>
    <style:style style:name="P4" style:family="paragraph" style:parent-style-name="Text_20_body">
      <style:text-properties fo:font-size="16pt" officeooo:rsid="001af6ff" officeooo:paragraph-rsid="001af6ff" style:font-size-asian="14pt" style:font-size-complex="16pt"/>
    </style:style>
    <style:style style:name="P5" style:family="paragraph" style:parent-style-name="Text_20_body">
      <style:text-properties fo:font-size="18pt" officeooo:rsid="00193159" officeooo:paragraph-rsid="00193159" style:font-size-asian="15.75pt" style:font-size-complex="18pt"/>
    </style:style>
    <style:style style:name="P6" style:family="paragraph" style:parent-style-name="Heading_20_1">
      <style:paragraph-properties fo:text-align="end" style:justify-single-word="false"/>
      <style:text-properties officeooo:rsid="0014f93b" officeooo:paragraph-rsid="0014f93b"/>
    </style:style>
    <style:style style:name="P7" style:family="paragraph" style:parent-style-name="Text_20_body">
      <style:paragraph-properties fo:text-align="end" style:justify-single-word="false"/>
      <style:text-properties fo:font-size="16pt" officeooo:rsid="0018681a" officeooo:paragraph-rsid="0018681a" style:font-size-asian="14pt" style:font-size-complex="16pt"/>
    </style:style>
    <style:style style:name="P8" style:family="paragraph" style:parent-style-name="Text_20_body">
      <style:paragraph-properties fo:text-align="start" style:justify-single-word="false"/>
      <style:text-properties fo:font-size="16pt" officeooo:rsid="001c87fb" officeooo:paragraph-rsid="001c87fb" style:font-size-asian="14pt" style:font-size-complex="16pt"/>
    </style:style>
    <style:style style:name="T1" style:family="text">
      <style:text-properties officeooo:rsid="0018681a"/>
    </style:style>
    <style:style style:name="T2" style:family="text">
      <style:text-properties officeooo:rsid="001af6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Feedback đọc phụ lục “Lập Trình Cơ Bản” từ một người không có kiến thức về lập trình → Những điểm cần cải thiện</text:h>
      <text:p text:style-name="P1"/>
      <text:p text:style-name="P5">0. INTRO</text:p>
      <text:p text:style-name="P5">cách đọc phần này</text:p>
      <text:p text:style-name="P5">làm rõ rằng những phần này được trình bày với nhiều ví dụ và ít khái niệm → Flow đọc</text:p>
      <text:p text:style-name="P5"/>
      <text:p text:style-name="P5">đọc khái niệm</text:p>
      <text:p text:style-name="P5">chạy code</text:p>
      <text:p text:style-name="P5">nhìn code song song với giải thích</text:p>
      <text:p text:style-name="P5"/>
      <text:p text:style-name="P1"/>
      <text:p text:style-name="P2"><text:span text:style-name="T1">a</text:span>. Ngôn Ngữ Lập Trình</text:p>
      <text:p text:style-name="P3">1. Thêm “Ví dụ này chưa cần hiểu…”</text:p>
      <text:p text:style-name="P3">2. bậc thấp – gần ngôn ngữ máy tính</text:p>
      <text:p text:style-name="P3">3. &lt;em&gt; tốc độ vượt xa &lt;/em&gt;</text:p>
      <text:p text:style-name="P3"/>
      <text:p text:style-name="P2"><text:span text:style-name="T1">b</text:span>. Môi Trường Lập Trình</text:p>
      <text:p text:style-name="P3">4. a + b thay a * b</text:p>
      <text:p text:style-name="P3">5. Ví dụ lỗi khó hiểu → Chỉ cách sửa lỗi luôn?</text:p>
      <text:p text:style-name="P3">6. ô code chạy theo thứ tự</text:p>
      <text:p text:style-name="P3">7. ô code trước có thể liên quan đến ô sau</text:p>
      <text:p text:style-name="P2"><text:soft-page-break/></text:p>
      <text:p text:style-name="P2"><text:span text:style-name="T1">c</text:span>. Ghi Chú</text:p>
      <text:p text:style-name="P2"/>
      <text:p text:style-name="P2"><text:span text:style-name="T1">d</text:span>. Biến</text:p>
      <text:p text:style-name="P3">6. &lt;em&gt; “lưu trữ dữ liệu” (trong từng giai đoạn của code?)</text:p>
      <text:p text:style-name="P3">7. “khai báo” cơ bản là “tạo”</text:p>
      <text:p text:style-name="P3">8. thêm tag &lt;giải thích&gt; cho các phần giải thích code</text:p>
      <text:p text:style-name="P3">9. typo dòng 3 → dòng 2</text:p>
      <text:p text:style-name="P3">10. làm ví dụ dễ hiểu hơn (làm rõ việc gán = update biến)</text:p>
      <text:p text:style-name="P3">11. Làm rõ rằng tên biến là 100% theo ý muốn người viết code (ref cách đặt tên biến)</text:p>
      <text:p text:style-name="P3">12. dữ liệu tự do là gì? (cho lên đầu? Để dẫn vào biến?)</text:p>
      <text:p text:style-name="P2"/>
      <text:p text:style-name="P2"><text:span text:style-name="T1">e</text:span>. Kiểu Dữ Liệu</text:p>
      <text:p text:style-name="P3">11. làm rõ type(a) thay vì type()</text:p>
      <text:p text:style-name="P3">12. người đọc có thể bị khó hiểu bởi “class” – class có thể hiểu là phân loại</text:p>
      <text:p text:style-name="P3">13. KDL quyết định những cái gì của biến? Tương tác với KDL khác, thuộc tính, hàm cục bộ, có thể làm đầu vào của hàm không (thêm xref cho mỗi ý)</text:p>
      <text:p text:style-name="P3">14. KDL có cú pháp riêng</text:p>
      <text:p text:style-name="P2"/>
      <text:p text:style-name="P2"><text:span text:style-name="T1">f</text:span>. Cấu Trúc Dữ Liệu</text:p>
      <text:p text:style-name="P3">14. Cải thiện k/n CTDL (swap 2 ý đầu)</text:p>
      <text:p text:style-name="P3">15. “có thể giống/khác” là của list</text:p>
      <text:p text:style-name="P3">16. giải thích dtype</text:p>
      <text:p text:style-name="P3"><text:soft-page-break/>17. thêm “để sử dụng mảng dùng np.array”</text:p>
      <text:p text:style-name="P3">18. nhắc lại import numpy?</text:p>
      <text:p text:style-name="P3">19. int64 → int</text:p>
      <text:p text:style-name="P3">20. append() hơi khó hiểu</text:p>
      <text:p text:style-name="P3">21. lẫn dtype với type()?</text:p>
      <text:p text:style-name="P3">22. thêm “ma trận có phần tử cùng KDL”</text:p>
      <text:p text:style-name="P3">23. mảng giống/khác list</text:p>
      <text:p text:style-name="P3">24. k/n ma trận = mảng trong mảng?</text:p>
      <text:p text:style-name="P3">25. tách “cách trình bày tương đương” và show()</text:p>
      <text:p text:style-name="P3">27. MAYBE: bỏ cách khai báo, cố giải thích cho người đọc CẦN HIỂU CÁI GÌ? KHÔNG CẦN HIỂU CÁI GÌ?</text:p>
      <text:p text:style-name="P3"/>
      <text:p text:style-name="P2"><text:span text:style-name="T1">g</text:span>. Toán Tử</text:p>
      <text:p text:style-name="P3">28. thêm “hay nói cách khác là a chưa được update”</text:p>
      <text:p text:style-name="P3">29. a.7.3 và .4 không cần hiểu</text:p>
      <text:p text:style-name="P3">30. “dữ liệu tự do là gì?” (thêm vào biến?)</text:p>
      <text:p text:style-name="P3"/>
      <text:p text:style-name="P2"><text:span text:style-name="T1">h</text:span>. Thuộc Tính</text:p>
      <text:p text:style-name="P3">31. câu cuối typo</text:p>
      <text:p text:style-name="P3">32. thuộc tính là dữ liệu → mang KDL → cũng là ?</text:p>
      <text:p text:style-name="P3"/>
      <text:p text:style-name="P2"><text:span text:style-name="T1">i</text:span>. Hàm</text:p>
      <text:p text:style-name="P3">33. “ta có 100 biểu thức”</text:p>
      <text:p text:style-name="P3">34. thêm ngoặc (tên tiếng anh) tất cả</text:p>
      <text:p text:style-name="P3"><text:soft-page-break/>35. hàm có thể nhận một số xác định hoặc không xác định đầu vào (VD?)</text:p>
      <text:p text:style-name="P3">36. hàm nhận đầu vào → cho đầu ra (biểu diễn? Latex?)</text:p>
      <text:p text:style-name="P3">37. “trả lại căn bậc 2 của đầu vào”</text:p>
      <text:p text:style-name="P3">38. cuối kiểu trả lại, cho nhiều KDL đầu vào (hàm print())</text:p>
      <text:p text:style-name="P7">39. làm dễ hiểu print() trả lại None? <text:span text:style-name="T2">(ref None, học trên mạng</text:span></text:p>
      <text:p text:style-name="P8">BỎ PHẦN “Kiểu đầu vào và kiểu trả lại”? (cho vào mở rộng)</text:p>
      <text:p text:style-name="P3"/>
      <text:p text:style-name="P2"><text:span text:style-name="T1">j</text:span>. Lỗi Và Cách Sửa Lỗi</text:p>
      <text:p text:style-name="P2"/>
      <text:p text:style-name="P2"/>
      <text:p text:style-name="P4">xref đang hiển thị “...ở phần Mục A.6” → sử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7T21:32:19.529000000</meta:creation-date>
    <dc:date>2024-01-09T15:49:09.658000000</dc:date>
    <meta:editing-duration>PT7H34M9S</meta:editing-duration>
    <meta:editing-cycles>6</meta:editing-cycles>
    <meta:generator>LibreOffice/7.6.3.2$Windows_X86_64 LibreOffice_project/29d686fea9f6705b262d369fede658f824154cc0</meta:generator>
    <meta:document-statistic meta:table-count="0" meta:image-count="0" meta:object-count="0" meta:page-count="4" meta:paragraph-count="62" meta:word-count="549" meta:character-count="2380" meta:non-whitespace-character-count="1891"/>
  </office:meta>
</office:document-meta>
</file>